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3752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3752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Sports Analytics</text:span></text:p>
      <text:list xml:id="list1308227008" text:style-name="WWNum2">
        <text:list-item>
          <text:p text:style-name="P1"><text:span text:style-name="T2">What is “Sports Analytics”, as defined in the readings?<text:line-break/><text:line-break/><text:line-break/><text:line-break/><text:line-break/></text:span></text:p>
        </text:list-item>
        <text:list-item>
          <text:p text:style-name="P1"><text:span text:style-name="T2">Who is credited with popularizing sports analytics?</text:span></text:p>
        </text:list-item>
      </text:list>
      <text:p text:style-name="P3"><text:span text:style-name="T2"><text:line-break/><text:line-break/></text:span></text:p>
      <text:list xml:id="list42336584012607" text:continue-numbering="true" text:style-name="WWNum2">
        <text:list-item>
          <text:p text:style-name="P1"><text:span text:style-name="T2">What sports analytics website is mentioned in the article?<text:line-break/><text:line-break/><text:line-break/></text:span></text:p>
        </text:list-item>
        <text:list-item>
          <text:p text:style-name="P1"><text:span text:style-name="T2">Give one example of how using sports analytics could potentially boost revenue for a team.<text:line-break/><text:line-break/></text:span></text:p>
        </text:list-item>
      </text:list>
      <text:p text:style-name="Subtitle"><text:bookmark text:name="_18kyqjnk3e1y"/></text:p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Sports Analytics</text:span></text:p>
      <text:list xml:id="list2141566115" text:style-name="WWNum1">
        <text:list-item>
          <text:p text:style-name="P2"><text:span text:style-name="T2">What is “Sports Analytics”, as defined in the readings?<text:line-break/><text:line-break/><text:line-break/><text:line-break/><text:line-break/><text:line-break/></text:span></text:p>
        </text:list-item>
        <text:list-item>
          <text:p text:style-name="P2"><text:span text:style-name="T2">Who is credited with popularizing sports analytics?</text:span></text:p>
        </text:list-item>
      </text:list>
      <text:p text:style-name="P3"><text:span text:style-name="T2"><text:line-break/><text:line-break/></text:span></text:p>
      <text:list xml:id="list42335784791105" text:continue-numbering="true" text:style-name="WWNum1">
        <text:list-item>
          <text:p text:style-name="P2"><text:span text:style-name="T2">What sports analytics website is mentioned in the article?<text:line-break/><text:line-break/><text:line-break/></text:span></text:p>
        </text:list-item>
        <text:list-item>
          <text:p text:style-name="P2"><text:span text:style-name="T2">Give one example of how using sports analytics could potentially boost revenue for a team.<text:line-break/>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00" meta:character-count="695" meta:non-whitespace-character-count="580"/>
    <meta:generator>LibreOfficeDev/6.0.5.2$Linux_X86_64 LibreOffice_project/</meta:generator>
  </office:meta>
</office:document-meta>
</file>